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0780C24395D10C7BD5E.png" manifest:media-type="image/png"/>
  <manifest:file-entry manifest:full-path="Pictures/10000001000002D1000000784883456D3A59BA19.png" manifest:media-type="image/png"/>
  <manifest:file-entry manifest:full-path="Pictures/10000001000002D300000064588C5CC407B60DB1.png" manifest:media-type="image/png"/>
  <manifest:file-entry manifest:full-path="Pictures/10000001000002DF0000007E1D7FEE4751D4798F.png" manifest:media-type="image/png"/>
  <manifest:file-entry manifest:full-path="Pictures/100000010000031B00000069F6655AD5E7FC54CB.png" manifest:media-type="image/png"/>
  <manifest:file-entry manifest:full-path="Pictures/10000001000002E700000090520168F02BA5E29C.png" manifest:media-type="image/png"/>
  <manifest:file-entry manifest:full-path="Pictures/1000000100000317000000815E0EE55BDA67F5C5.png" manifest:media-type="image/png"/>
  <manifest:file-entry manifest:full-path="Pictures/1000000100000313000000A3BDDDAB7427990AE3.png" manifest:media-type="image/png"/>
  <manifest:file-entry manifest:full-path="Pictures/100000010000031B000000906F9A31540831ACAE.png" manifest:media-type="image/png"/>
  <manifest:file-entry manifest:full-path="Pictures/10000001000002AC000000A0044E6A0316705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1e88" officeooo:paragraph-rsid="001b1e8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b1e88" officeooo:paragraph-rsid="001b1e8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c5497" officeooo:paragraph-rsid="001c5497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f1ab5" officeooo:paragraph-rsid="001f1ab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20efe5" officeooo:paragraph-rsid="0020efe5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244f1d" officeooo:paragraph-rsid="00244f1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officeooo:rsid="0025ef5c" officeooo:paragraph-rsid="0025ef5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27c921" officeooo:paragraph-rsid="0027c921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bold" officeooo:rsid="002a840d" officeooo:paragraph-rsid="002a840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2cb8d2" officeooo:paragraph-rsid="002cb8d2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2e05ec" officeooo:paragraph-rsid="002e05ec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>1.</text:p>
      <text:p text:style-name="P2"><draw:frame draw:style-name="fr1" draw:name="Image1" text:anchor-type="char" svg:x="0.746cm" svg:y="0.409cm" svg:width="13.744cm" svg:height="3.214cm" draw:z-index="0"><draw:image xlink:href="Pictures/10000001000002AC000000A0044E6A0316705424.png" xlink:type="simple" xlink:show="embed" xlink:actuate="onLoad" draw:mime-type="image/png"/></draw:frame><text:s text:c="26"/></text:p>
      <text:p text:style-name="P2"/>
      <text:p text:style-name="P2"/>
      <text:p text:style-name="P2"/>
      <text:p text:style-name="P2"/>
      <text:p text:style-name="P3">2.</text:p>
      <text:p text:style-name="P3"><draw:frame draw:style-name="fr1" draw:name="Image2" text:anchor-type="char" svg:x="0.714cm" svg:y="0.288cm" svg:width="14.9cm" svg:height="2.697cm" draw:z-index="1"><draw:image xlink:href="Pictures/100000010000031B000000906F9A31540831ACAE.png" xlink:type="simple" xlink:show="embed" xlink:actuate="onLoad" draw:mime-type="image/png"/></draw:frame><text:s text:c="123"/></text:p>
      <text:p text:style-name="P4">3.</text:p>
      <text:p text:style-name="P4"><draw:frame draw:style-name="fr1" draw:name="Image3" text:anchor-type="char" svg:x="0.751cm" svg:y="0.026cm" svg:width="14.635cm" svg:height="3.03cm" draw:z-index="2"><draw:image xlink:href="Pictures/1000000100000313000000A3BDDDAB7427990AE3.png" xlink:type="simple" xlink:show="embed" xlink:actuate="onLoad" draw:mime-type="image/png"/></draw:frame><text:s text:c="119"/></text:p>
      <text:p text:style-name="P5">4.</text:p>
      <text:p text:style-name="P5"><draw:frame draw:style-name="fr1" draw:name="Image4" text:anchor-type="char" svg:x="0.605cm" svg:y="0.217cm" svg:width="15.356cm" svg:height="2.027cm" draw:z-index="3"><draw:image xlink:href="Pictures/100000010000031B00000069F6655AD5E7FC54CB.png" xlink:type="simple" xlink:show="embed" xlink:actuate="onLoad" draw:mime-type="image/png"/></draw:frame><text:s text:c="120"/></text:p>
      <text:p text:style-name="P6">5.</text:p>
      <text:p text:style-name="P7"><draw:frame draw:style-name="fr1" draw:name="Image5" text:anchor-type="char" svg:x="0.647cm" svg:y="0.265cm" svg:width="14.459cm" svg:height="2.357cm" draw:z-index="4"><draw:image xlink:href="Pictures/1000000100000317000000815E0EE55BDA67F5C5.png" xlink:type="simple" xlink:show="embed" xlink:actuate="onLoad" draw:mime-type="image/png"/></draw:frame>6.</text:p>
      <text:p text:style-name="P7"><draw:frame draw:style-name="fr1" draw:name="Image6" text:anchor-type="char" svg:x="0.418cm" svg:y="0.381cm" svg:width="15.492cm" svg:height="2.656cm" draw:z-index="5"><draw:image xlink:href="Pictures/10000001000002DF0000007E1D7FEE4751D4798F.png" xlink:type="simple" xlink:show="embed" xlink:actuate="onLoad" draw:mime-type="image/png"/></draw:frame></text:p>
      <text:p text:style-name="P8"><text:soft-page-break/>7.<draw:frame draw:style-name="fr1" draw:name="Image7" text:anchor-type="char" svg:x="0.923cm" svg:y="0.947cm" svg:width="14.482cm" svg:height="2.805cm" draw:z-index="6"><draw:image xlink:href="Pictures/10000001000002E700000090520168F02BA5E29C.png" xlink:type="simple" xlink:show="embed" xlink:actuate="onLoad" draw:mime-type="image/png"/></draw:frame></text:p>
      <text:p text:style-name="P8"><text:s text:c="121"/></text:p>
      <text:p text:style-name="P9">8.</text:p>
      <text:p text:style-name="P9"><draw:frame draw:style-name="fr2" draw:name="Image8" text:anchor-type="char" svg:width="15.445cm" svg:height="2.136cm" draw:z-index="7"><draw:image xlink:href="Pictures/10000001000002D300000064588C5CC407B60DB1.png" xlink:type="simple" xlink:show="embed" xlink:actuate="onLoad" draw:mime-type="image/png"/></draw:frame></text:p>
      <text:p text:style-name="P10">9.</text:p>
      <text:p text:style-name="P10"><draw:frame draw:style-name="fr2" draw:name="Image9" text:anchor-type="char" svg:width="15.66cm" svg:height="2.607cm" draw:z-index="8"><draw:image xlink:href="Pictures/10000001000002D1000000784883456D3A59BA19.png" xlink:type="simple" xlink:show="embed" xlink:actuate="onLoad" draw:mime-type="image/png"/></draw:frame><text:s text:c="120"/></text:p>
      <text:p text:style-name="P11">10.</text:p>
      <text:p text:style-name="P11"><draw:frame draw:style-name="fr1" draw:name="Image10" text:anchor-type="char" svg:x="0.863cm" svg:y="0.337cm" svg:width="15.275cm" svg:height="2.238cm" draw:z-index="9"><draw:image xlink:href="Pictures/1000000100000333000000780C24395D10C7BD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5:43:24.436314055</meta:creation-date>
    <meta:generator>LibreOffice/7.3.7.2$Linux_X86_64 LibreOffice_project/30$Build-2</meta:generator>
    <dc:date>2023-12-09T16:03:17.443756610</dc:date>
    <meta:editing-duration>PT19M43S</meta:editing-duration>
    <meta:editing-cycles>20</meta:editing-cycles>
    <meta:document-statistic meta:table-count="0" meta:image-count="10" meta:object-count="0" meta:page-count="2" meta:paragraph-count="17" meta:word-count="11" meta:character-count="662" meta:non-whitespace-character-count="33"/>
  </office:meta>
</office:document-meta>
</file>